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Fri Jan 29 03:33:15 2016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Fri Jan 29 03:33:15 2016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path id="path3668" draw:style-name="style0" draw:layer="layout" svg:x="0.000cm" svg:y="0.012cm" svg:width="18.000cm" svg:height="2.312cm" svg:viewBox="0.0 0.0 18000.000 2312.999" svg:d="M 2132.999 735.000 C 2132.999 450.000 2366.999 216.000 2651.999 216.000 C 2939.999 216.000 3170.999 447.000 3170.999 735.000 C 3170.999 1020.000 2937.000 1254.000 2651.999 1254.000 C 2364.000 1254.000 2132.999 1023.000 2132.999 735.000 L 2132.999 735.000 ZM 5229.000 1278.000 C 5184.000 1200.000 4638.000 540.000 3777.000 171.000 C 3864.000 342.000 3912.000 531.000 3912.000 735.000 C 3912.000 1428.000 3348.000 1989.000 2652.000 1989.000 C 1956.000 1989.000 1392.000 1428.000 1392.000 735.000 C 1392.000 516.000 1449.000 312.000 1545.000 135.000 C 633.000 495.000 51.000 1197.000 3.000 1278.000 L 3.000 1278.000 L 0.000 1284.000 C 0.000 1284.000 1095.000 2336.999 2658.000 2336.999 C 4220.999 2336.999 5231.999 1284.000 5231.999 1284.000 L 5229.000 1278.000 L 5232.000 1281.000 L 5229.000 1278.000 L 5229.000 1278.000 ZM 18000.000 1281.000 L 18000.000 1281.000 C 17948.999 1200.000 17406.000 540.000 16544.999 171.000 C 16631.999 342.000 16680.000 531.000 16680.000 735.000 C 16680.000 1428.000 16116.000 1988.999 15420.000 1988.999 C 14724.000 1988.999 14160.000 1428.000 14160.000 734.999 C 14160.000 515.999 14216.999 312.000 14313.000 135.000 C 13401.000 495.000 12818.999 1197.000 12771.000 1278.000 L 12771.000 1278.000 C 12768.000 1281.000 12768.000 1284.000 12768.000 1284.000 C 12768.000 1284.000 13863.000 2336.999 15426.000 2336.999 C 16989.000 2336.999 18000.000 1284.000 18000.000 1284.000 L 18000.000 1281.000 L 18000.000 1281.000 L 18000.000 1281.000 ZM 15411.000 1440.000 C 15804.000 1440.000 16122.000 1122.000 16122.000 732.000 C 16122.000 342.000 15803.999 24.000 15411.000 24.000 C 15018.000 24.000 14700.000 342.000 14700.000 732.000 C 14700.000 1125.000 15018.000 1440.000 15411.000 1440.000 L 15411.000 1440.000 Z">
          <!-- 42 nodes -->
        </draw:path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Fri Jan 29 03:33:15 2016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Fri Jan 29 03:33:15 2016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